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3" style:family="graphic" style:parent-style-name="objectwithoutfill">
      <style:graphic-properties draw:marker-end="Triangle_20_unfilled" draw:marker-end-width="0.3cm" draw:fill="none" draw:textarea-vertical-align="middle"/>
    </style:style>
    <style:style style:name="gr4" style:family="graphic" style:parent-style-name="objectwithoutfill">
      <style:graphic-properties draw:marker-end="Square_20_45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2.5cm" svg:height="1cm" svg:x="0.1cm" svg:y="0.1cm">
          <text:p text:style-name="P1">Highest voltage</text:p>
          <text:p text:style-name="P1">reg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5cm" svg:height="1cm" svg:x="3.6cm" svg:y="0.1cm">
          <text:p text:style-name="P1">High voltage</text:p>
          <text:p text:style-name="P1">reg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5cm" svg:height="1cm" svg:x="7.1cm" svg:y="0.1cm">
          <text:p text:style-name="P1">Medium voltage</text:p>
          <text:p text:style-name="P1">reg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5cm" svg:height="1cm" svg:x="10.6cm" svg:y="0.1cm">
          <text:p text:style-name="P1">Low voltage</text:p>
          <text:p text:style-name="P1">reg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cm" svg:height="1cm" svg:x="4.1cm" svg:y="2.6cm">
          <text:p text:style-name="P2"><text:span text:style-name="T1">Regi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.35cm" svg:y1="1.1cm" svg:x2="5.1cm" svg:y2="2.6cm" draw:start-shape="id1" draw:start-glue-point="2" draw:end-shape="id2" draw:end-glue-point="0" svg:d="M1350 1100v750h3750v750" svg:viewBox="0 0 3751 1501">
          <text:p/>
        </draw:connector>
        <draw:connector draw:style-name="gr3" draw:text-style-name="P3" draw:layer="layout" svg:x1="4.85cm" svg:y1="1.1cm" svg:x2="5.1cm" svg:y2="2.6cm" draw:start-shape="id3" draw:start-glue-point="2" draw:end-shape="id2" draw:end-glue-point="0" svg:d="M4850 1100v750h250v750" svg:viewBox="0 0 251 1501">
          <text:p/>
        </draw:connector>
        <draw:connector draw:style-name="gr3" draw:text-style-name="P3" draw:layer="layout" svg:x1="8.35cm" svg:y1="1.1cm" svg:x2="5.1cm" svg:y2="2.6cm" draw:start-shape="id4" draw:start-glue-point="2" draw:end-shape="id2" draw:end-glue-point="0" svg:d="M8350 1100v750h-3250v750" svg:viewBox="0 0 3251 1501">
          <text:p/>
        </draw:connector>
        <draw:connector draw:style-name="gr3" draw:text-style-name="P3" draw:layer="layout" svg:x1="11.85cm" svg:y1="1.1cm" svg:x2="5.1cm" svg:y2="2.6cm" draw:start-shape="id5" draw:start-glue-point="2" draw:end-shape="id2" draw:end-glue-point="0" svg:d="M11850 1100v750h-6750v750" svg:viewBox="0 0 6751 1501">
          <text:p/>
        </draw:connector>
        <draw:connector draw:style-name="gr4" draw:text-style-name="P3" draw:layer="layout" svg:x1="3.6cm" svg:y1="0.6cm" svg:x2="2.6cm" svg:y2="0.6cm" draw:start-shape="id3" draw:start-glue-point="3" draw:end-shape="id1" draw:end-glue-point="1" svg:d="M3600 600h-1000" svg:viewBox="0 0 1001 1">
          <text:p/>
        </draw:connector>
        <draw:connector draw:style-name="gr4" draw:text-style-name="P3" draw:layer="layout" svg:x1="7.1cm" svg:y1="0.6cm" svg:x2="6.1cm" svg:y2="0.6cm" draw:start-shape="id4" draw:start-glue-point="3" draw:end-shape="id3" draw:end-glue-point="1" svg:d="M7100 600h-1000" svg:viewBox="0 0 1001 1">
          <text:p/>
        </draw:connector>
        <draw:connector draw:style-name="gr4" draw:text-style-name="P3" draw:layer="layout" svg:x1="10.6cm" svg:y1="0.6cm" svg:x2="9.6cm" svg:y2="0.6cm" draw:start-shape="id5" draw:start-glue-point="3" draw:end-shape="id4" draw:end-glue-point="1" svg:d="M10600 600h-1000" svg:viewBox="0 0 1001 1">
          <text:p/>
        </draw:connector>
        <draw:custom-shape draw:style-name="gr2" draw:text-style-name="P2" xml:id="id6" draw:id="id6" draw:layer="layout" svg:width="2cm" svg:height="1cm" svg:x="7.1cm" svg:y="2.6cm">
          <text:p text:style-name="P2"><text:span text:style-name="T1">Participa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cm" svg:height="1cm" svg:x="2.6cm" svg:y="5.1cm"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cm" svg:height="1cm" svg:x="5.6cm" svg:y="5.1cm">
          <text:p text:style-name="P1">Consumer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cm" svg:height="1cm" svg:x="8.6cm" svg:y="5.1cm">
          <text:p text:style-name="P1">Storag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.1cm" svg:y1="3.1cm" svg:x2="6.1cm" svg:y2="3.1cm" draw:start-shape="id6" draw:end-shape="id2" draw:end-glue-point="1" svg:d="M7100 3100h-1000" svg:viewBox="0 0 1001 1">
          <text:p/>
        </draw:connector>
        <draw:connector draw:style-name="gr3" draw:text-style-name="P3" draw:layer="layout" svg:x1="3.6cm" svg:y1="5.1cm" svg:x2="8.1cm" svg:y2="3.6cm" draw:start-shape="id7" draw:end-shape="id6" draw:end-glue-point="2" svg:d="M3600 5100v-750h4500v-750" svg:viewBox="0 0 4501 1501">
          <text:p/>
        </draw:connector>
        <draw:connector draw:style-name="gr3" draw:text-style-name="P3" draw:layer="layout" svg:x1="6.6cm" svg:y1="5.1cm" svg:x2="8.1cm" svg:y2="3.6cm" draw:start-shape="id8" draw:start-glue-point="0" draw:end-shape="id6" svg:d="M6600 5100v-750h1500v-750" svg:viewBox="0 0 1501 1501">
          <text:p/>
        </draw:connector>
        <draw:connector draw:style-name="gr3" draw:text-style-name="P3" draw:layer="layout" svg:x1="9.6cm" svg:y1="5.1cm" svg:x2="8.1cm" svg:y2="3.6cm" draw:start-shape="id9" draw:start-glue-point="0" draw:end-shape="id6" draw:end-glue-point="2" svg:d="M9600 5100v-750h-1500v-750" svg:viewBox="0 0 150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quare_20_45" draw:display-name="Square 45" svg:viewBox="0 0 1131 1131" svg:d="M0 564l564 567 567-567-567-564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037cm" draw:marker-start-center="false" draw:marker-end-width="0.037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3.2cm" fo:page-height="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6:00:52.469000000</meta:creation-date>
    <dc:date>2016-04-27T16:37:13.624000000</dc:date>
    <meta:editing-duration>PT15M4S</meta:editing-duration>
    <meta:editing-cycles>5</meta:editing-cycles>
    <meta:generator>LibreOffice/5.0.5.2$Windows_x86 LibreOffice_project/55b006a02d247b5f7215fc6ea0fde844b30035b3</meta:generator>
    <meta:document-statistic meta:object-count="20"/>
  </office:meta>
</office:document-meta>
</file>